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Add a shop to the library</text:p>
            </text:list-item>
          </text:list>
        </text:list-item>
        <text:list-item>
          <text:p text:style-name="P2">Kaprika</text:p>
          <text:list>
            <text:list-item>
              <text:p text:style-name="P3">The shop is broken.</text:p>
            </text:list-item>
            <text:list-item>
              <text:p text:style-name="P3">Make the conclude item event smoother</text:p>
            </text:list-item>
          </text:list>
        </text:list-item>
        <text:list-item>
          <text:p text:style-name="P2">AliNada</text:p>
          <text:list>
            <text:list-item>
              <text:p text:style-name="P3">The div is getting loaded randomly early, it's weird</text:p>
            </text:list-item>
            <text:list-item>
              <text:p text:style-name="P3">The gravesite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If you click two conversation starting pres in a row, the text won't reset properly. Text has to finish writing before it'll let you do it properly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Fix the way the planets are set up, sometimes they'll show other planets when you click return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fix the way that the return works</text:p>
            </text:list-item>
            <text:list-item>
              <text:p text:style-name="P3">all the planets are showing up when you go world to world</text:p>
            </text:list-item>
            <text:list-item>
              <text:p text:style-name="P3">if you travel from one planet to the next </text:p>
            </text:list-item>
            <text:list-item>
              <text:p text:style-name="P3">fix the word “pools” in the kaprika speech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Make it so the first time you click it starts the text, and the second time, it doesn't.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 when you linger on the map for a while, it'll just... go back to the planet... which doesn't make sense, considering I deleted that entire div</text:p>
            </text:list-item>
            <text:list-item>
              <text:p text:style-name="P3">Sometimes, when I click the return to ship button, it shows the $('#skip') button</text:p>
            </text:list-item>
            <text:list-item>
              <text:p text:style-name="P3">Make it so that the options won't display after you leave that conversation</text:p>
            </text:list-item>
            <text:list-item>
              <text:p text:style-name="P3">Skip conversation</text:p>
            </text:list-item>
            <text:list-item>
              <text:p text:style-name="P3">the milo interactoin is acting <text:s/>up – I can't make it toggle like I can with the other interaction div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1T20:50:38.70</dc:date>
    <meta:editing-duration>P8DT12H47M48S</meta:editing-duration>
    <meta:editing-cycles>40</meta:editing-cycles>
    <meta:generator>OpenOffice/4.1.1$Win32 OpenOffice.org_project/411m6$Build-9775</meta:generator>
    <meta:document-statistic meta:table-count="0" meta:image-count="0" meta:object-count="0" meta:page-count="1" meta:paragraph-count="34" meta:word-count="382" meta:character-count="2024"/>
  </office:meta>
</office:document-meta>
</file>